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7ea" officeooo:paragraph-rsid="001247e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/text:p>
      <text:p text:style-name="P1"/>
      <text:p text:style-name="P1">ANUNCI</text:p>
      <text:p text:style-name="P1"/>
      <text:p text:style-name="P1"/>
      <text:p text:style-name="P1">Està obert el plaç per a fer les matrícules de 1<text:span text:style-name="T1">r</text:span> de grau mitjà del cicle formatiuaskdjlñfakjsdfñlkas</text:p>
      <text:p text:style-name="P1"/>
      <text:p text:style-name="P1"/>
      <text:p text:style-name="P1"/>
      <text:p text:style-name="P1"/>
      <text:p text:style-name="P1"/>
      <text:p text:style-name="P1"/>
      <text:p text:style-name="P1">Maó, 4 de novembre de 2025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09:29:30.918747182</meta:creation-date>
    <dc:date>2025-11-04T09:47:26.138994842</dc:date>
    <meta:editing-duration>PT17M56S</meta:editing-duration>
    <meta:editing-cycles>1</meta:editing-cycles>
    <meta:document-statistic meta:table-count="0" meta:image-count="0" meta:object-count="0" meta:page-count="1" meta:paragraph-count="4" meta:word-count="29" meta:character-count="155" meta:non-whitespace-character-count="130"/>
    <meta:generator>LibreOffice/24.2.7.2$Linux_X86_64 LibreOffice_project/420$Build-2</meta:generator>
  </office:meta>
</office:document-meta>
</file>